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5000000205B3DB9DC730A39F89.png" manifest:media-type="image/png"/>
  <manifest:file-entry manifest:full-path="Pictures/1000000100000650000003F887DD260EF96717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0.846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1.995cm" svg:y="-0.33cm" svg:width="12.153cm" svg:height="9.363cm" draw:z-index="0"><draw:image xlink:href="Pictures/1000000100000650000003F887DD260EF96717D8.png" xlink:type="simple" xlink:show="embed" xlink:actuate="onLoad" draw:mime-type="image/png"/></draw:frame><draw:frame draw:style-name="fr1" draw:name="Image2" text:anchor-type="char" svg:x="-0.212cm" svg:y="10.273cm" svg:width="17cm" svg:height="5.438cm" draw:z-index="1"><draw:image xlink:href="Pictures/100000010000065000000205B3DB9DC730A39F8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14:53:37.632490391</meta:creation-date>
    <dc:date>2023-11-04T14:58:55.544492097</dc:date>
    <meta:editing-duration>PT5M18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